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" style:family="paragraph" style:parent-style-name="Standard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P3" style:family="paragraph" style:parent-style-name="Standard">
      <style:text-properties fo:color="#000000" style:font-name="Times New Roman" fo:font-size="12pt" style:text-underline-style="solid" style:text-underline-width="auto" style:text-underline-color="font-color" style:font-name-asian="Courier New" style:font-size-asian="12pt" style:font-name-complex="Courier New" style:font-size-complex="12pt"/>
    </style:style>
    <style:style style:name="P4" style:family="paragraph" style:parent-style-name="Standard">
      <style:text-properties fo:color="#000000" style:font-name="Times New Roman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text-properties fo:color="#000000" style:font-name="Times New Roman" fo:font-size="12pt" style:font-size-asian="12pt" style:font-size-complex="12pt"/>
    </style:style>
    <style:style style:name="P6" style:family="paragraph" style:parent-style-name="Standard">
      <style:text-properties fo:color="#000000" style:font-name="Times New Roman" fo:font-size="12pt" style:text-underline-style="none" style:font-name-asian="Courier New" style:font-size-asian="12pt" style:font-name-complex="Courier New" style:font-size-complex="12pt"/>
    </style:style>
    <style:style style:name="P7" style:family="paragraph" style:parent-style-name="Standard">
      <style:text-properties fo:color="#000000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Times New Roman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9" style:family="paragraph" style:parent-style-name="Standard">
      <style:text-properties fo:color="#000000" style:font-name="Times New Roman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2a00ff" fo:font-size="10pt" style:font-name-asian="Courier New" style:font-size-asian="10pt" style:font-name-complex="Courier New" style:font-size-complex="10pt"/>
    </style:style>
    <style:style style:name="T3" style:family="text">
      <style:text-properties fo:color="#2a00ff" style:font-name-asian="Courier New" style:font-name-complex="Courier New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6" style:family="text">
      <style:text-properties fo:color="#000000" fo:font-size="12pt" style:font-name-asian="Courier New" style:font-size-asian="12pt" style:font-name-complex="Courier New" style:font-size-complex="12pt"/>
    </style:style>
    <style:style style:name="T7" style:family="text">
      <style:text-properties fo:color="#000000" style:font-name-asian="Courier New" style:font-name-complex="Courier New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VANILLA REPORT PROFILING</text:p>
      <text:p text:style-name="P10"/>
      <text:p text:style-name="P10"/>
      <text:p text:style-name="P10"/>
      <text:p text:style-name="P9">EXECUTION</text:p>
      <text:p text:style-name="P9"/>
      <text:p text:style-name="P10">Pour lancer l'outil de profiling, lancer le fichier profiling-report.bat.</text:p>
      <text:p text:style-name="P10"/>
      <text:p text:style-name="P10">Par défaut, le fichier de configuration est le fichier profiling_report.properties. <text:s/>On peut néanmoins spécifié un autre fichier via l'option java -D<text:span text:style-name="T7">profiling.configurationFile=monfichier.</text:span></text:p>
      <text:p text:style-name="P10"><text:span text:style-name="T7"/></text:p>
      <text:p text:style-name="P10"><text:span text:style-name="T7">Par exemple :</text:span></text:p>
      <text:p text:style-name="P10"><text:span text:style-name="T7">&gt; profiling-report.bat -Dprofiling.configurationFile=monfichier.properties.</text:span></text:p>
      <text:p text:style-name="P10"><text:span text:style-name="T3"/></text:p>
      <text:p text:style-name="P10"><text:span text:style-name="T3"/></text:p>
      <text:p text:style-name="P5"><text:span text:style-name="T4">Lors de l'éxécution, l'outil va lancer un rapport spécifique un certain nombre de fois pour une ou plusieurs options de configuration du VanillaRuntime.</text:span></text:p>
      <text:p text:style-name="P5"><text:span text:style-name="T4"/></text:p>
      <text:p text:style-name="P5"><text:span text:style-name="T4">Seuls les rapports sans paramètres sont supportés par son supportés.</text:span></text:p>
      <text:p text:style-name="P5"><text:span text:style-name="T4"/></text:p>
      <text:p text:style-name="P9"><text:span text:style-name="T4">CONFIGURATION</text:span></text:p>
      <text:p text:style-name="P5"><text:span text:style-name="T4"/></text:p>
      <text:p text:style-name="P5"><text:span text:style-name="T4">Le fichier de configuration contient des éléments pour configurer le model de rapport lancer, le contexte utilisateur, les options de configuration du Vanilla Runtime.</text:span></text:p>
      <text:p text:style-name="P5"><text:span text:style-name="T4"/></text:p>
      <text:p text:style-name="P5"><text:span text:style-name="T4"/></text:p>
      <text:p text:style-name="P7"><text:span text:style-name="T4">PROPRIETES DE CONFIGURATION DU RAPPORT</text:span></text:p>
      <text:p text:style-name="P4"><text:span text:style-name="T4"/></text:p>
      <text:p text:style-name="P2"><text:span text:style-name="T11">report.repositoryId </text:span>: Id numérique du repository contenant le rapport</text:p>
      <text:p text:style-name="P2"/>
      <text:p text:style-name="P2"><text:span text:style-name="T11">report.directoryItemId</text:span> : Id du directtoryItem du rapport</text:p>
      <text:p text:style-name="P2"/>
      <text:p text:style-name="P2"><text:span text:style-name="T11">report.outputFormat</text:span> : format de sortie du rapport généré</text:p>
      <text:p text:style-name="P2"/>
      <text:p text:style-name="P2"/>
      <text:p text:style-name="P2"/>
      <text:p text:style-name="P8">PROPRIETES DE CONFIGURATION DU CONTEXTE UTILISATEUR</text:p>
      <text:p text:style-name="P8"/>
      <text:p text:style-name="P2"><text:span text:style-name="T11">vanilla.context.login </text:span>: login de l'utilisateur sur la plateforme Vanilla</text:p>
      <text:p text:style-name="P2"/>
      <text:p text:style-name="P2"><text:span text:style-name="T11">vanilla.context.password</text:span> : mot de passe correspondant</text:p>
      <text:p text:style-name="P2"/>
      <text:p text:style-name="P3"><text:span text:style-name="T10">vanilla.context.groupId </text:span>:<text:span text:style-name="T8"> id du groupe Vanilla </text:span></text:p>
      <text:p text:style-name="P6">l'utilisateur doit appartenir à ce groupe et le rapport doit être visible et éxécutable par ce groupe de même que ces dépendances(FMDT)</text:p>
      <text:p text:style-name="P6"/>
      <text:p text:style-name="P3"><text:span text:style-name="T10">vanilla.context.vanillaRuntimeUrl</text:span> <text:span text:style-name="T8">: l'url du VanillaRuntime, par défaut</text:span> <text:span text:style-name="T8">http://IP:PORT/VanillaRuntime</text:span></text:p>
      <text:p text:style-name="P3"><text:span text:style-name="T8"/></text:p>
      <text:p text:style-name="P3"><text:span text:style-name="T8"/></text:p>
      <text:p text:style-name="P3"/>
      <text:p text:style-name="P8"><text:soft-page-break/>PROPRIETES DE CONFIGURATION DE RUNTIME</text:p>
      <text:p text:style-name="P8"/>
      <text:p text:style-name="P3"><text:span text:style-name="T10">report.taskPriority</text:span><text:span text:style-name="T8"> : priorité d'éxécution du rapport</text:span></text:p>
      <text:p text:style-name="P3"><text:span text:style-name="T8"/></text:p>
      <text:p text:style-name="P3"><text:span text:style-name="T10">profiling.runNumber</text:span><text:span text:style-name="T8"> : nombre de génération du rapport à partir du model</text:span></text:p>
      <text:p text:style-name="P3"><text:span text:style-name="T8"/></text:p>
      <text:p text:style-name="P3"><text:span text:style-name="T10">profiling.outputFile</text:span><text:span text:style-name="T12"> </text:span><text:span text:style-name="T8">: prefix du nom du fichier généré</text:span></text:p>
      <text:p text:style-name="P3"><text:span text:style-name="T8"/></text:p>
      <text:p text:style-name="P3"><text:span text:style-name="T10">vanilla.runtime.configuration.maxRunningTasks </text:span>:<text:span text:style-name="T8"> nombre maximum de rapports s'éxécutant <text:s/>simulatnément sur le VanillaRuntime</text:span></text:p>
      <text:p text:style-name="P3"><text:span text:style-name="T8"/></text:p>
      <text:p text:style-name="P6"><text:span text:style-name="T11">vanilla.runtime.configuration.maxRepositoryConnection</text:span> : nombre maximum de Connection actives sur les Repository Vanilla sur le VanillaRuntime</text:p>
      <text:p text:style-name="P3"/>
      <text:p text:style-name="P3"/>
      <text:p text:style-name="P6">Les propriétés vanilla.runtime.configuration.maxRunningTasks et vanilla.runtime.configuration.maxRepositoryConnection sont optionnelles. Si elles ne sont pas utilisés, la configuration actuelle du VanillaRuntime sera utilisée.</text:p>
      <text:p text:style-name="P6"/>
      <text:p text:style-name="P6">Elles supportent également d'avoir plusieurs valeurs séparées par des « , ».</text:p>
      <text:p text:style-name="P6"/>
      <text:p text:style-name="P6">Lors de la génération, chaque couple &lt;maxRunningTasks,maxRepositoryConnection &gt; stoppera le composant d'éxécution des rapports, le reconfigurera avec les valeurs spécifiées, et le re-démarrera. Une fois cela fait, le rapport sera lancé «  runNumber » fois.</text:p>
      <text:p text:style-name="P6"/>
      <text:p text:style-name="P6">L'opération peut prendre pas mal de temps.</text:p>
      <text:p text:style-name="P6"/>
      <text:p text:style-name="P6">Une fois l'éxécution terminé, un fichier XLS est généré.</text:p>
      <text:p text:style-name="P6"/>
      <text:p text:style-name="P6">Ce fichier contient un onglet par couple &lt;maxRunningTasks,maxRepositoryConnection &gt; avec les différentes opération timées.</text:p>
      <text:p text:style-name="P6"/>
      <text:p text:style-name="P6">De plus, un onglet &lt;Resumé&gt; contient les moyennes importantes de chaque onglet pour un comparatif plus aisés. Les temps indiqués sont en millisecondes.</text:p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5-20T17:12:50.96</meta:creation-date>
    <meta:document-statistic meta:table-count="0" meta:image-count="0" meta:object-count="0" meta:page-count="2" meta:paragraph-count="33" meta:word-count="359" meta:character-count="2869"/>
    <dc:date>2011-05-20T17:39:32.31</dc:date>
    <meta:editing-duration>PT00H04M39S</meta:editing-duration>
    <meta:editing-cycles>1</meta:editing-cycles>
    <meta:generator>OpenOffice.org/3.1$Win32 OpenOffice.org_project/310m19$Build-9420</meta:generator>
  </office:meta>
</office:document-meta>
</file>